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905beb" officeooo:paragraph-rsid="00905beb" style:font-weight-asian="bold" style:font-weight-complex="bold"/>
    </style:style>
    <style:style style:name="P2" style:family="paragraph" style:parent-style-name="Preformatted_20_Text">
      <style:text-properties fo:font-weight="bold" officeooo:rsid="00910eb6" officeooo:paragraph-rsid="00910eb6" style:font-weight-asian="bold" style:font-weight-complex="bold"/>
    </style:style>
    <style:style style:name="P3" style:family="paragraph" style:parent-style-name="Preformatted_20_Text">
      <style:text-properties fo:font-weight="bold" officeooo:rsid="0092d813" officeooo:paragraph-rsid="0092d813" style:font-weight-asian="bold" style:font-weight-complex="bold"/>
    </style:style>
    <style:style style:name="P4" style:family="paragraph" style:parent-style-name="Preformatted_20_Text">
      <style:text-properties fo:font-weight="bold" officeooo:rsid="0094802b" officeooo:paragraph-rsid="0094802b" style:font-weight-asian="bold" style:font-weight-complex="bold"/>
    </style:style>
    <style:style style:name="P5" style:family="paragraph" style:parent-style-name="Preformatted_20_Text">
      <style:text-properties style:font-name="Liberation Mono" fo:font-size="10pt" fo:font-weight="bold" officeooo:rsid="00905beb" officeooo:paragraph-rsid="0097a5ed" style:font-name-asian="Liberation Mono" style:font-size-asian="10pt" style:font-weight-asian="bold" style:font-name-complex="Liberation Mono" style:font-size-complex="10pt" style:font-weight-complex="bold"/>
    </style:style>
    <style:style style:name="P6" style:family="paragraph" style:parent-style-name="Preformatted_20_Text">
      <style:text-properties style:font-name="Liberation Mono" fo:font-size="10pt" fo:font-weight="bold" officeooo:rsid="009c16b0" officeooo:paragraph-rsid="009c16b0" style:font-name-asian="Liberation Mono" style:font-size-asian="10pt" style:font-weight-asian="bold" style:font-name-complex="Liberation Mono" style:font-size-complex="10pt" style:font-weight-complex="bold"/>
    </style:style>
    <style:style style:name="P7" style:family="paragraph" style:parent-style-name="Preformatted_20_Text">
      <style:text-properties style:font-name="Liberation Mono" fo:font-size="10pt" fo:font-weight="bold" officeooo:rsid="009cd880" officeooo:paragraph-rsid="009cd880" style:font-name-asian="Liberation Mono" style:font-size-asian="10pt" style:font-weight-asian="bold" style:font-name-complex="Liberation Mono" style:font-size-complex="10pt" style:font-weight-complex="bold"/>
    </style:style>
    <style:style style:name="P8" style:family="paragraph" style:parent-style-name="Preformatted_20_Text">
      <style:text-properties style:font-name="Liberation Mono" fo:font-size="10pt" fo:font-weight="bold" officeooo:rsid="00a041ff" officeooo:paragraph-rsid="00a041ff" style:font-name-asian="Liberation Mono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97a5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<text:span text:style-name="T1">09</text:span></text:p>
      <text:p text:style-name="P5"/>
      <text:p text:style-name="P5">#include &lt;stdlib.h&gt;</text:p>
      <text:p text:style-name="P5"/>
      <text:p text:style-name="P5">int<text:tab/><text:tab/>ft_strlen(char *str)</text:p>
      <text:p text:style-name="P5">{</text:p>
      <text:p text:style-name="P5"><text:tab/>int<text:tab/><text:tab/>i;</text:p>
      <text:p text:style-name="P5"/>
      <text:p text:style-name="P5"><text:tab/>i = 0;</text:p>
      <text:p text:style-name="P5"><text:tab/>while (str[i])</text:p>
      <text:p text:style-name="P5"><text:tab/><text:tab/>i++;</text:p>
      <text:p text:style-name="P5"><text:tab/>return (i);</text:p>
      <text:p text:style-name="P5">}</text:p>
      <text:p text:style-name="P5"/>
      <text:p text:style-name="P5">char<text:tab/>*ft_strdup(char *src)</text:p>
      <text:p text:style-name="P5">{</text:p>
      <text:p text:style-name="P5"><text:tab/>char<text:tab/>*str;</text:p>
      <text:p text:style-name="P5"><text:tab/>int<text:tab/><text:tab/>i;</text:p>
      <text:p text:style-name="P5"/>
      <text:p text:style-name="P5"><text:tab/>str = malloc(sizeof(char) * ft_strlen(src) + 1);</text:p>
      <text:p text:style-name="P5"><text:tab/>if (str == NULL)</text:p>
      <text:p text:style-name="P5"><text:tab/><text:tab/>return (NULL);</text:p>
      <text:p text:style-name="P5"><text:tab/>i = 0;</text:p>
      <text:p text:style-name="P5"><text:tab/>while (src[i])</text:p>
      <text:p text:style-name="P5"><text:tab/>{</text:p>
      <text:p text:style-name="P5"><text:tab/><text:tab/>str[i] = src[i];</text:p>
      <text:p text:style-name="P5"><text:tab/><text:tab/>i++;</text:p>
      <text:p text:style-name="P5"><text:tab/>}</text:p>
      <text:p text:style-name="P5"><text:tab/>str[i] = '\0';</text:p>
      <text:p text:style-name="P5"><text:tab/>return (str);</text:p>
      <text:p text:style-name="P5">}</text:p>
      <text:p text:style-name="P5"/>
      <text:p text:style-name="P5">______________________________</text:p>
      <text:p text:style-name="P5"/>
      <text:p text:style-name="P5">#include &lt;stdlib.h&gt;</text:p>
      <text:p text:style-name="P5"/>
      <text:p text:style-name="P5">int<text:tab/><text:tab/>ft_str_length(char *str)</text:p>
      <text:p text:style-name="P5">{</text:p>
      <text:p text:style-name="P5"><text:tab/>int<text:tab/>index;</text:p>
      <text:p text:style-name="P5"/>
      <text:p text:style-name="P5"><text:tab/>index = 0;</text:p>
      <text:p text:style-name="P5"><text:tab/>while (str[index])</text:p>
      <text:p text:style-name="P5"><text:tab/><text:tab/>index++;</text:p>
      <text:p text:style-name="P5"><text:tab/>return (index);</text:p>
      <text:p text:style-name="P5">}</text:p>
      <text:p text:style-name="P5"/>
      <text:p text:style-name="P5">char<text:tab/>*ft_strdup(char *src)</text:p>
      <text:p text:style-name="P5">{</text:p>
      <text:p text:style-name="P5"><text:tab/>int<text:tab/><text:tab/>index;</text:p>
      <text:p text:style-name="P5"><text:tab/>char<text:tab/>*dest;</text:p>
      <text:p text:style-name="P5"/>
      <text:p text:style-name="P5"><text:tab/>index = 0;</text:p>
      <text:p text:style-name="P5"><text:tab/>if ((dest = (char *)malloc(ft_str_length(src) * sizeof(char) + 1)) == NULL)</text:p>
      <text:p text:style-name="P5"><text:tab/><text:tab/>return (0);</text:p>
      <text:p text:style-name="P5"><text:tab/>while (src[index])</text:p>
      <text:p text:style-name="P5"><text:tab/>{</text:p>
      <text:p text:style-name="P5"><text:tab/><text:tab/>dest[index] = src[index];</text:p>
      <text:p text:style-name="P5"><text:tab/><text:tab/>index++;</text:p>
      <text:p text:style-name="P5"><text:tab/>}</text:p>
      <text:p text:style-name="P5"><text:tab/>dest[index] = '\0';</text:p>
      <text:p text:style-name="P5"><text:tab/>return (dest);</text:p>
      <text:p text:style-name="P5">}</text:p>
      <text:p text:style-name="P5"/>
      <text:p text:style-name="P6">ex01</text:p>
      <text:p text:style-name="P6"/>
      <text:p text:style-name="P6"/>
      <text:p text:style-name="P6">#include &lt;stdlib.h&gt;</text:p>
      <text:p text:style-name="P6"/>
      <text:p text:style-name="P6">int<text:tab/><text:tab/>*ft_range(int min, int max)</text:p>
      <text:p text:style-name="P6">{</text:p>
      <text:p text:style-name="P6"><text:soft-page-break/><text:tab/>int<text:tab/><text:tab/>*tab;</text:p>
      <text:p text:style-name="P6"><text:tab/>int<text:tab/><text:tab/>i;</text:p>
      <text:p text:style-name="P6"/>
      <text:p text:style-name="P6"><text:tab/>i = 0;</text:p>
      <text:p text:style-name="P6"><text:tab/>if (min &gt;= max)</text:p>
      <text:p text:style-name="P6"><text:tab/>{</text:p>
      <text:p text:style-name="P6"><text:tab/><text:tab/>tab = NULL;</text:p>
      <text:p text:style-name="P6"><text:tab/><text:tab/>return (tab);</text:p>
      <text:p text:style-name="P6"><text:tab/>}</text:p>
      <text:p text:style-name="P6"><text:tab/>if (!(tab = malloc(sizeof(int) * (max - min))))</text:p>
      <text:p text:style-name="P6"><text:tab/><text:tab/>return (NULL);</text:p>
      <text:p text:style-name="P6"><text:tab/>while (min &lt; max)</text:p>
      <text:p text:style-name="P6"><text:tab/>{</text:p>
      <text:p text:style-name="P6"><text:tab/><text:tab/>tab[i] = min;</text:p>
      <text:p text:style-name="P6"><text:tab/><text:tab/>i++;</text:p>
      <text:p text:style-name="P6"><text:tab/><text:tab/>min++;</text:p>
      <text:p text:style-name="P6"><text:tab/>}</text:p>
      <text:p text:style-name="P6"><text:tab/>return (tab);</text:p>
      <text:p text:style-name="P6">}</text:p>
      <text:p text:style-name="P6"/>
      <text:p text:style-name="P6">_________________________</text:p>
      <text:p text:style-name="P6"/>
      <text:p text:style-name="P6">#include &lt;stdlib.h&gt;</text:p>
      <text:p text:style-name="P6"/>
      <text:p text:style-name="P6">int<text:tab/><text:tab/>*ft_range(int min, int max)</text:p>
      <text:p text:style-name="P6">{</text:p>
      <text:p text:style-name="P6"><text:tab/>int<text:tab/>range;</text:p>
      <text:p text:style-name="P6"><text:tab/>int<text:tab/>index;</text:p>
      <text:p text:style-name="P6"><text:tab/>int<text:tab/>*buffer;</text:p>
      <text:p text:style-name="P6"/>
      <text:p text:style-name="P6"><text:tab/>if (min &gt;= max)</text:p>
      <text:p text:style-name="P6"><text:tab/><text:tab/>return (0);</text:p>
      <text:p text:style-name="P6"><text:tab/>range = max - min - 1;</text:p>
      <text:p text:style-name="P6"><text:tab/>if ((buffer = malloc(range * sizeof(int))) == NULL)</text:p>
      <text:p text:style-name="P6"><text:tab/><text:tab/>return (0);</text:p>
      <text:p text:style-name="P6"><text:tab/>index = 0;</text:p>
      <text:p text:style-name="P6"><text:tab/>while (index &lt;= range)</text:p>
      <text:p text:style-name="P6"><text:tab/>{</text:p>
      <text:p text:style-name="P6"><text:tab/><text:tab/>buffer[index] = min + index;</text:p>
      <text:p text:style-name="P6"><text:tab/><text:tab/>index++;</text:p>
      <text:p text:style-name="P6"><text:tab/>}</text:p>
      <text:p text:style-name="P6"><text:tab/>return (buffer);</text:p>
      <text:p text:style-name="P6">}</text:p>
      <text:p text:style-name="P6"/>
      <text:p text:style-name="P7">ex02</text:p>
      <text:p text:style-name="P7"/>
      <text:p text:style-name="P7">#include &lt;stdlib.h&gt;</text:p>
      <text:p text:style-name="P7"/>
      <text:p text:style-name="P7">int<text:tab/><text:tab/>ft_ultimate_range(int **range, int min, int max)</text:p>
      <text:p text:style-name="P7">{</text:p>
      <text:p text:style-name="P7"><text:tab/>int<text:tab/><text:tab/>*tab;</text:p>
      <text:p text:style-name="P7"><text:tab/>int<text:tab/><text:tab/>i;</text:p>
      <text:p text:style-name="P7"/>
      <text:p text:style-name="P7"><text:tab/>i = 0;</text:p>
      <text:p text:style-name="P7"><text:tab/>if (min &gt;= max)</text:p>
      <text:p text:style-name="P7"><text:tab/>{</text:p>
      <text:p text:style-name="P7"><text:tab/><text:tab/>*range = NULL;</text:p>
      <text:p text:style-name="P7"><text:tab/><text:tab/>return (0);</text:p>
      <text:p text:style-name="P7"><text:tab/>}</text:p>
      <text:p text:style-name="P7"><text:tab/>if (!(tab = malloc(sizeof(int) * (max - min))))</text:p>
      <text:p text:style-name="P7"><text:tab/><text:tab/>return (-1);</text:p>
      <text:p text:style-name="P7"><text:tab/>while (min &lt; max)</text:p>
      <text:p text:style-name="P7"><text:tab/>{</text:p>
      <text:p text:style-name="P7"><text:tab/><text:tab/>tab[i] = min;</text:p>
      <text:p text:style-name="P7"><text:tab/><text:tab/>min++;</text:p>
      <text:p text:style-name="P7"><text:tab/><text:tab/>i++;</text:p>
      <text:p text:style-name="P7"><text:tab/>}</text:p>
      <text:p text:style-name="P7"><text:tab/>*range = tab;</text:p>
      <text:p text:style-name="P7"><text:tab/>return (i);</text:p>
      <text:p text:style-name="P7">}</text:p>
      <text:p text:style-name="P7"><text:soft-page-break/></text:p>
      <text:p text:style-name="P7">__________________</text:p>
      <text:p text:style-name="P7"/>
      <text:p text:style-name="P7">#include &lt;stdlib.h&gt;</text:p>
      <text:p text:style-name="P7"/>
      <text:p text:style-name="P7">int<text:tab/><text:tab/>ft_ultimate_range(int **range, int min, int max)</text:p>
      <text:p text:style-name="P7">{</text:p>
      <text:p text:style-name="P7"><text:tab/>int<text:tab/>bound;</text:p>
      <text:p text:style-name="P7"><text:tab/>int<text:tab/>index;</text:p>
      <text:p text:style-name="P7"><text:tab/>int<text:tab/>*buffer;</text:p>
      <text:p text:style-name="P7"/>
      <text:p text:style-name="P7"><text:tab/>if (min &gt;= max)</text:p>
      <text:p text:style-name="P7"><text:tab/>{</text:p>
      <text:p text:style-name="P7"><text:tab/><text:tab/>*range = 0;</text:p>
      <text:p text:style-name="P7"><text:tab/><text:tab/>return (0);</text:p>
      <text:p text:style-name="P7"><text:tab/>}</text:p>
      <text:p text:style-name="P7"><text:tab/>bound = max - min - 1;</text:p>
      <text:p text:style-name="P7"><text:tab/>if ((buffer = malloc(bound * sizeof(int))) == NULL)</text:p>
      <text:p text:style-name="P7"><text:tab/>{</text:p>
      <text:p text:style-name="P7"><text:tab/><text:tab/>*range = 0;</text:p>
      <text:p text:style-name="P7"><text:tab/><text:tab/>return (-1);</text:p>
      <text:p text:style-name="P7"><text:tab/>}</text:p>
      <text:p text:style-name="P7"><text:tab/>*range = buffer;</text:p>
      <text:p text:style-name="P7"><text:tab/>index = 0;</text:p>
      <text:p text:style-name="P7"><text:tab/>while (index &lt;= bound)</text:p>
      <text:p text:style-name="P7"><text:tab/>{</text:p>
      <text:p text:style-name="P7"><text:tab/><text:tab/>buffer[index] = min + index;</text:p>
      <text:p text:style-name="P7"><text:tab/><text:tab/>index++;</text:p>
      <text:p text:style-name="P7"><text:tab/>}</text:p>
      <text:p text:style-name="P7"><text:tab/>return (bound + 1);</text:p>
      <text:p text:style-name="P7">}</text:p>
      <text:p text:style-name="P7"/>
      <text:p text:style-name="P8">ex03</text:p>
      <text:p text:style-name="P8"/>
      <text:p text:style-name="P8">#include &lt;stdlib.h&gt;</text:p>
      <text:p text:style-name="P8"/>
      <text:p text:style-name="P8">int<text:tab/><text:tab/>ft_strlen(char *str)</text:p>
      <text:p text:style-name="P8">{</text:p>
      <text:p text:style-name="P8"><text:tab/>int<text:tab/><text:tab/>i;</text:p>
      <text:p text:style-name="P8"/>
      <text:p text:style-name="P8"><text:tab/>i = 0;</text:p>
      <text:p text:style-name="P8"><text:tab/>while (str[i])</text:p>
      <text:p text:style-name="P8"><text:tab/><text:tab/>i++;</text:p>
      <text:p text:style-name="P8"><text:tab/>return (i);</text:p>
      <text:p text:style-name="P8">}</text:p>
      <text:p text:style-name="P8"/>
      <text:p text:style-name="P8">char<text:tab/>*cat_n_join(int size, char **strs, char *sep, char *tab)</text:p>
      <text:p text:style-name="P8">{</text:p>
      <text:p text:style-name="P8"><text:tab/>int<text:tab/><text:tab/>i;</text:p>
      <text:p text:style-name="P8"><text:tab/>int<text:tab/><text:tab/>j;</text:p>
      <text:p text:style-name="P8"><text:tab/>int<text:tab/><text:tab/>k;</text:p>
      <text:p text:style-name="P8"/>
      <text:p text:style-name="P8"><text:tab/>j = -1;</text:p>
      <text:p text:style-name="P8"><text:tab/>k = 0;</text:p>
      <text:p text:style-name="P8"><text:tab/>while (++j &lt; size)</text:p>
      <text:p text:style-name="P8"><text:tab/>{</text:p>
      <text:p text:style-name="P8"><text:tab/><text:tab/>i = -1;</text:p>
      <text:p text:style-name="P8"><text:tab/><text:tab/>while (strs[j][++i])</text:p>
      <text:p text:style-name="P8"><text:tab/><text:tab/><text:tab/>tab[k++] = strs[j][i];</text:p>
      <text:p text:style-name="P8"><text:tab/><text:tab/>if (j &lt; size - 1)</text:p>
      <text:p text:style-name="P8"><text:tab/><text:tab/>{</text:p>
      <text:p text:style-name="P8"><text:tab/><text:tab/><text:tab/>i = -1;</text:p>
      <text:p text:style-name="P8"><text:tab/><text:tab/><text:tab/>while (sep[++i])</text:p>
      <text:p text:style-name="P8"><text:tab/><text:tab/><text:tab/><text:tab/>tab[k++] = sep[i];</text:p>
      <text:p text:style-name="P8"><text:tab/><text:tab/>}</text:p>
      <text:p text:style-name="P8"><text:tab/>}</text:p>
      <text:p text:style-name="P8"><text:tab/>tab[k] = '\0';</text:p>
      <text:p text:style-name="P8"><text:tab/>return (tab);</text:p>
      <text:p text:style-name="P8">}</text:p>
      <text:p text:style-name="P8"/>
      <text:p text:style-name="P8"><text:soft-page-break/>char<text:tab/>*ft_strjoin(int size, char **strs, char *sep)</text:p>
      <text:p text:style-name="P8">{</text:p>
      <text:p text:style-name="P8"><text:tab/>char<text:tab/>*tab;</text:p>
      <text:p text:style-name="P8"><text:tab/>int<text:tab/><text:tab/>mem;</text:p>
      <text:p text:style-name="P8"><text:tab/>int<text:tab/><text:tab/>j;</text:p>
      <text:p text:style-name="P8"/>
      <text:p text:style-name="P8"><text:tab/>mem = 0;</text:p>
      <text:p text:style-name="P8"><text:tab/>j = 0;</text:p>
      <text:p text:style-name="P8"><text:tab/>while (j &lt; size)</text:p>
      <text:p text:style-name="P8"><text:tab/>{</text:p>
      <text:p text:style-name="P8"><text:tab/><text:tab/>mem = mem + ft_strlen(strs[j]) + ft_strlen(sep) + 1;</text:p>
      <text:p text:style-name="P8"><text:tab/><text:tab/>j++;</text:p>
      <text:p text:style-name="P8"><text:tab/>}</text:p>
      <text:p text:style-name="P8"><text:tab/>if (!(tab = malloc(sizeof(char) * mem)))</text:p>
      <text:p text:style-name="P8"><text:tab/><text:tab/>return (NULL);</text:p>
      <text:p text:style-name="P8"><text:tab/>if (size == 0)</text:p>
      <text:p text:style-name="P8"><text:tab/><text:tab/>return (tab);</text:p>
      <text:p text:style-name="P8"><text:tab/>tab = cat_n_join(size, strs, sep, tab);</text:p>
      <text:p text:style-name="P8"><text:tab/>return (tab);</text:p>
      <text:p text:style-name="P8">}</text:p>
      <text:p text:style-name="P8"/>
      <text:p text:style-name="P8">int<text:tab/><text:tab/>main(int ac, char **av)</text:p>
      <text:p text:style-name="P8">{</text:p>
      <text:p text:style-name="P8"><text:tab/>printf(ft_strjoin(ac - 2, &amp;av[2], ac[1]));</text:p>
      <text:p text:style-name="P8"><text:tab/>return (0);</text:p>
      <text:p text:style-name="P8">}</text:p>
      <text:p text:style-name="P8"/>
      <text:p text:style-name="P8">_______________________</text:p>
      <text:p text:style-name="P8"/>
      <text:p text:style-name="P8">#include &lt;stdlib.h&gt;</text:p>
      <text:p text:style-name="P8"/>
      <text:p text:style-name="P8">int<text:tab/><text:tab/>ft_str_length(char *str)</text:p>
      <text:p text:style-name="P8">{</text:p>
      <text:p text:style-name="P8"><text:tab/>int<text:tab/>index;</text:p>
      <text:p text:style-name="P8"/>
      <text:p text:style-name="P8"><text:tab/>index = 0;</text:p>
      <text:p text:style-name="P8"><text:tab/>while (str[index])</text:p>
      <text:p text:style-name="P8"><text:tab/><text:tab/>index++;</text:p>
      <text:p text:style-name="P8"><text:tab/>return (index);</text:p>
      <text:p text:style-name="P8">}</text:p>
      <text:p text:style-name="P8"/>
      <text:p text:style-name="P8">char<text:tab/>*ft_strcpy(char *dest, char *src)</text:p>
      <text:p text:style-name="P8">{</text:p>
      <text:p text:style-name="P8"><text:tab/>int index;</text:p>
      <text:p text:style-name="P8"/>
      <text:p text:style-name="P8"><text:tab/>index = 0;</text:p>
      <text:p text:style-name="P8"><text:tab/>while (src[index] != '\0')</text:p>
      <text:p text:style-name="P8"><text:tab/>{</text:p>
      <text:p text:style-name="P8"><text:tab/><text:tab/>dest[index] = src[index];</text:p>
      <text:p text:style-name="P8"><text:tab/><text:tab/>index++;</text:p>
      <text:p text:style-name="P8"><text:tab/>}</text:p>
      <text:p text:style-name="P8"><text:tab/>dest[index] = '\0';</text:p>
      <text:p text:style-name="P8"><text:tab/>return (dest);</text:p>
      <text:p text:style-name="P8">}</text:p>
      <text:p text:style-name="P8"/>
      <text:p text:style-name="P8">int<text:tab/><text:tab/>ft_compute_final_length(char **strings, int size, int sep_length)</text:p>
      <text:p text:style-name="P8">{</text:p>
      <text:p text:style-name="P8"><text:tab/>int<text:tab/>final_length;</text:p>
      <text:p text:style-name="P8"><text:tab/>int<text:tab/>index;</text:p>
      <text:p text:style-name="P8"/>
      <text:p text:style-name="P8"><text:tab/>final_length = 0;</text:p>
      <text:p text:style-name="P8"><text:tab/>index = 0;</text:p>
      <text:p text:style-name="P8"><text:tab/>while (index &lt; size)</text:p>
      <text:p text:style-name="P8"><text:tab/>{</text:p>
      <text:p text:style-name="P8"><text:tab/><text:tab/>final_length += ft_str_length(strings[index]);</text:p>
      <text:p text:style-name="P8"><text:tab/><text:tab/>final_length += sep_length;</text:p>
      <text:p text:style-name="P8"><text:tab/><text:tab/>index++;</text:p>
      <text:p text:style-name="P8"><text:tab/>}</text:p>
      <text:p text:style-name="P8"><text:tab/>final_length -= sep_length;</text:p>
      <text:p text:style-name="P8"><text:tab/>return (final_length);</text:p>
      <text:p text:style-name="P8"><text:soft-page-break/>}</text:p>
      <text:p text:style-name="P8"/>
      <text:p text:style-name="P8">char<text:tab/>*ft_strjoin(int size, char **strs, char *sep)</text:p>
      <text:p text:style-name="P8">{</text:p>
      <text:p text:style-name="P8"><text:tab/>int<text:tab/><text:tab/>full_length;</text:p>
      <text:p text:style-name="P8"><text:tab/>int<text:tab/><text:tab/>index;</text:p>
      <text:p text:style-name="P8"><text:tab/>char<text:tab/>*read_head;</text:p>
      <text:p text:style-name="P8"><text:tab/>char<text:tab/>*string;</text:p>
      <text:p text:style-name="P8"/>
      <text:p text:style-name="P8"><text:tab/>if (size == 0)</text:p>
      <text:p text:style-name="P8"><text:tab/><text:tab/>return ((char *)malloc(sizeof(char)));</text:p>
      <text:p text:style-name="P8"><text:tab/>full_length = ft_compute_final_length(strs, size, ft_str_length(sep));</text:p>
      <text:p text:style-name="P8"><text:tab/>if (!(string = (char *)malloc((full_length + 1) * sizeof(char))))</text:p>
      <text:p text:style-name="P8"><text:tab/><text:tab/>return (0);</text:p>
      <text:p text:style-name="P8"><text:tab/>read_head = string;</text:p>
      <text:p text:style-name="P8"><text:tab/>index = 0;</text:p>
      <text:p text:style-name="P8"><text:tab/>while (index &lt; size)</text:p>
      <text:p text:style-name="P8"><text:tab/>{</text:p>
      <text:p text:style-name="P8"><text:tab/><text:tab/>ft_strcpy(read_head, strs[index]);</text:p>
      <text:p text:style-name="P8"><text:tab/><text:tab/>read_head += ft_str_length(strs[index]);</text:p>
      <text:p text:style-name="P8"><text:tab/><text:tab/>if (index &lt; size - 1)</text:p>
      <text:p text:style-name="P8"><text:tab/><text:tab/>{</text:p>
      <text:p text:style-name="P8"><text:tab/><text:tab/><text:tab/>ft_strcpy(read_head, sep);</text:p>
      <text:p text:style-name="P8"><text:tab/><text:tab/><text:tab/>read_head += ft_str_length(sep);</text:p>
      <text:p text:style-name="P8"><text:tab/><text:tab/>}</text:p>
      <text:p text:style-name="P8"><text:tab/><text:tab/>index++;</text:p>
      <text:p text:style-name="P8"><text:tab/>}</text:p>
      <text:p text:style-name="P8"><text:tab/>*read_head = '\0';</text:p>
      <text:p text:style-name="P8"><text:tab/>return (string);</text:p>
      <text:p text:style-name="P8">}</text:p>
      <text:p text:style-name="P8"/>
      <text:p text:style-name="P8">ex04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5T17:23:21.727627584</dc:date>
    <meta:editing-duration>PT18H47M29S</meta:editing-duration>
    <meta:editing-cycles>129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5" meta:paragraph-count="264" meta:word-count="656" meta:character-count="3951" meta:non-whitespace-character-count="3268"/>
  </office:meta>
</office:document-meta>
</file>